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8.916cm" fo:min-width="17.46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8.898cm" fo:min-width="17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5cm" fo:min-width="3.7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3pt"/>
    </style:style>
    <style:style style:name="P7" style:family="paragraph">
      <loext:graphic-properties draw:fill="none"/>
      <style:paragraph-properties fo:text-align="center"/>
      <style:text-properties fo:font-size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33% 58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cm" svg:height="9.2cm" svg:x="4.8cm" svg:y="3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11.6cm" svg:x2="6.2cm" svg:y2="11.6cm">
          <text:p/>
        </draw:line>
        <draw:line draw:style-name="gr2" draw:text-style-name="P2" draw:layer="layout" svg:x1="21.7cm" svg:y1="11.6cm" svg:x2="24.9cm" svg:y2="11.6cm">
          <text:p/>
        </draw:line>
        <draw:line draw:style-name="gr2" draw:text-style-name="P2" draw:layer="layout" svg:x1="7.2cm" svg:y1="13.8cm" svg:x2="7.2cm" svg:y2="12.2cm">
          <text:p/>
        </draw:line>
        <draw:line draw:style-name="gr2" draw:text-style-name="P2" draw:layer="layout" svg:x1="21.2cm" svg:y1="4cm" svg:x2="21.2cm" svg:y2="2.4cm">
          <text:p/>
        </draw:line>
        <draw:custom-shape draw:style-name="gr3" draw:text-style-name="P4" draw:layer="layout" svg:width="1.6cm" svg:height="1.6cm" svg:x="1.4cm" svg:y="10.8cm">
          <text:p text:style-name="P3"><text:span text:style-name="T1">H</text:span><text:span text:style-name="T2">&lt;t-1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10.8cm">
          <text:p text:style-name="P3"><text:span text:style-name="T1">H</text:span><text:span text:style-name="T2">&lt;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6.4cm" svg:y="13.8cm">
          <text:p text:style-name="P3"><text:span text:style-name="T1">x</text:span><text:span text:style-name="T2">&lt;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0.4cm" svg:y="0.8cm">
          <text:p text:style-name="P3"><text:span text:style-name="T1">y</text:span><text:span text:style-name="T2">&lt;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1" draw:layer="layout" svg:width="18cm" svg:height="9.2cm" svg:x="4.8cm" svg:y="3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8cm" svg:y1="4.8cm" svg:x2="24.8cm" svg:y2="4.8cm">
          <text:p/>
        </draw:line>
        <draw:line draw:style-name="gr2" draw:text-style-name="P2" draw:layer="layout" svg:x1="3cm" svg:y1="11.6cm" svg:x2="5.8cm" svg:y2="11.6cm">
          <text:p/>
        </draw:line>
        <draw:line draw:style-name="gr2" draw:text-style-name="P2" draw:layer="layout" svg:x1="21.7cm" svg:y1="11.6cm" svg:x2="24.9cm" svg:y2="11.6cm">
          <text:p/>
        </draw:line>
        <draw:line draw:style-name="gr2" draw:text-style-name="P2" draw:layer="layout" svg:x1="7.7cm" svg:y1="13.8cm" svg:x2="7.7cm" svg:y2="12.2cm">
          <text:p/>
        </draw:line>
        <draw:line draw:style-name="gr2" draw:text-style-name="P2" draw:layer="layout" svg:x1="21.2cm" svg:y1="4cm" svg:x2="21.2cm" svg:y2="2.4cm">
          <text:p/>
        </draw:line>
        <draw:custom-shape draw:style-name="gr3" draw:text-style-name="P4" draw:layer="layout" svg:width="1.6cm" svg:height="1.6cm" svg:x="1.4cm" svg:y="4cm">
          <text:p text:style-name="P3"><text:span text:style-name="T1">C</text:span><text:span text:style-name="T2">&lt;t-1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4cm">
          <text:p text:style-name="P3"><text:span text:style-name="T1">C</text:span><text:span text:style-name="T2">&lt;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.4cm" svg:y="10.8cm">
          <text:p text:style-name="P3"><text:span text:style-name="T1">H</text:span><text:span text:style-name="T2">&lt;t-</text:span><text:span text:style-name="T2">1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10.8cm">
          <text:p text:style-name="P3"><text:span text:style-name="T1">H</text:span><text:span text:style-name="T2">&lt;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6.9cm" svg:y="13.8cm">
          <text:p text:style-name="P3"><text:span text:style-name="T1">x</text:span><text:span text:style-name="T2">&lt;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0.4cm" svg:y="0.8cm">
          <text:p text:style-name="P3"><text:span text:style-name="T1">y</text:span><text:span text:style-name="T2">&lt;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cm" svg:y1="4.8cm" svg:x2="6.8cm" svg:y2="4.8cm">
          <text:p/>
        </draw:line>
        <draw:custom-shape draw:style-name="gr6" draw:text-style-name="P7" draw:layer="layout" svg:width="4.2cm" svg:height="1.2cm" svg:x="5.8cm" svg:y="11cm">
          <text:p text:style-name="P6">Stack</text:p>
          <text:p text:style-name="P6">(concatenate)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20T13:25:43.706654991</meta:creation-date>
    <dc:date>2020-02-20T13:43:09.657329201</dc:date>
    <meta:editing-duration>PT7M15S</meta:editing-duration>
    <meta:editing-cycles>2</meta:editing-cycles>
    <meta:generator>LibreOffice/6.4.0.3$Linux_X86_64 LibreOffice_project/4c008856d7f83292dc6823d3bed76200cc9a2ba2</meta:generator>
    <meta:document-statistic meta:object-count="48"/>
  </office:meta>
</office:document-meta>
</file>